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.6861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arial" fo:font-size="15pt" officeooo:rsid="0018b594" officeooo:paragraph-rsid="0018b594" style:font-size-asian="15pt" style:font-size-complex="15pt"/>
    </style:style>
    <style:style style:name="P2" style:family="paragraph" style:parent-style-name="Header">
      <style:text-properties style:font-name="arial" fo:font-size="15pt" officeooo:rsid="0018b594" officeooo:paragraph-rsid="0018b594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fo:language="de" fo:country="DE" officeooo:rsid="0002b553" officeooo:paragraph-rsid="0018b594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fo:language="de" fo:country="DE" officeooo:rsid="00031a23" officeooo:paragraph-rsid="0018b594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8pt" fo:language="de" fo:country="DE" officeooo:rsid="0002b553" officeooo:paragraph-rsid="0018b594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5pt" fo:language="de" fo:country="DE" officeooo:rsid="0002b553" officeooo:paragraph-rsid="0018b594" style:font-size-asian="13.1000003814697pt" style:font-size-complex="15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5pt" fo:language="de" fo:country="DE" officeooo:rsid="0002b553" officeooo:paragraph-rsid="0018b594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5pt" officeooo:rsid="0018b594" officeooo:paragraph-rsid="0018b594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5pt" style:font-size-asian="15pt" style:font-size-complex="15pt"/>
    </style:style>
    <style:style style:name="T1" style:family="text">
      <style:text-properties officeooo:rsid="00031a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eam 04: Trainingstracker</text:p>
      <text:p text:style-name="P6"/>
      <text:p text:style-name="P3">Egorow Timothy</text:p>
      <text:p text:style-name="P3">Schifferl Kilian</text:p>
      <text:p text:style-name="P3">Al Ghazzawi Badee</text:p>
      <text:p text:style-name="P3">F<text:span text:style-name="T1">riedrich Jeremias</text:span></text:p>
      <text:p text:style-name="P4">Evangelou Katerina</text:p>
      <text:p text:style-name="P3"/>
      <text:p text:style-name="P3"/>
      <text:p text:style-name="P3"><text:soft-page-break/></text:p>
      <text:p text:style-name="P7"/>
      <table:table table:name="Table1" table:style-name="Table1">
        <table:table-column table:style-name="Table1.A" table:number-columns-repeated="6"/>
        <table:table-row table:style-name="TableLine94840367070976">
          <table:table-cell table:style-name="Table1.A1" office:value-type="string">
            <text:p text:style-name="P8">TestNr.</text:p>
          </table:table-cell>
          <table:table-cell table:style-name="Table1.A1" office:value-type="string">
            <text:p text:style-name="P8">Eingabe</text:p>
          </table:table-cell>
          <table:table-cell table:style-name="Table1.A1" office:value-type="string">
            <text:p text:style-name="P8">Ergebnis</text:p>
          </table:table-cell>
          <table:table-cell table:style-name="Table1.A1" office:value-type="string">
            <text:p text:style-name="P8">Daten gespeichert?</text:p>
          </table:table-cell>
          <table:table-cell table:style-name="Table1.A1" office:value-type="string">
            <text:p text:style-name="P8">Probleme</text:p>
          </table:table-cell>
          <table:table-cell table:style-name="Table1.F1" office:value-type="string">
            <text:p text:style-name="P8">Kommentar</text:p>
          </table:table-cell>
        </table:table-row>
        <table:table-row table:style-name="TableLine94840367070976">
          <table:table-cell table:style-name="Table1.A2" office:value-type="string">
            <text:p text:style-name="P8">01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 table:style-name="TableLine94840367070976">
          <table:table-cell table:style-name="Table1.A2" office:value-type="string">
            <text:p text:style-name="P8">02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 table:style-name="TableLine94840367070976">
          <table:table-cell table:style-name="Table1.A2" office:value-type="string">
            <text:p text:style-name="P8">03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 table:style-name="TableLine94840367070976">
          <table:table-cell table:style-name="Table1.A2" office:value-type="string">
            <text:p text:style-name="P8">04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 table:style-name="TableLine94840367070976">
          <table:table-cell table:style-name="Table1.A2" office:value-type="string">
            <text:p text:style-name="P8">0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 table:style-name="TableLine94840367070976">
          <table:table-cell table:style-name="Table1.A2" office:value-type="string">
            <text:p text:style-name="P8">06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 table:style-name="TableLine94840367070976">
          <table:table-cell table:style-name="Table1.A2" office:value-type="string">
            <text:p text:style-name="P8">07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 table:style-name="TableLine94840367070976">
          <table:table-cell table:style-name="Table1.A2" office:value-type="string">
            <text:p text:style-name="P8">08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5pt" officeooo:rsid="0018b594" officeooo:paragraph-rsid="0018b594" style:font-size-asian="15pt" style:font-size-complex="15pt"/>
    </style:style>
    <style:style style:name="MP2" style:family="paragraph" style:parent-style-name="Footer">
      <style:text-properties style:font-name="arial" fo:font-size="15pt" officeooo:rsid="0018b594" officeooo:paragraph-rsid="0018b594" style:font-size-asian="15pt" style:font-size-complex="15pt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eam04:Trainingstracker<text:tab/><text:tab/>05/31/2022</text:p>
      </style:header>
      <style:footer>
        <text:p text:style-name="MP2">Testtabelle<text:tab/> <text:s text:c="50"/>Version 1.0<text:tab/><text:tab/><text:tab/><text:tab/><text:tab/>Seite <text:page-number text:select-page="current">2</text:page-number><text:s/>von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08:47:53.950686813</meta:creation-date>
    <dc:date>2022-06-20T08:52:28.347901275</dc:date>
    <meta:editing-duration>PT4M34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2" meta:paragraph-count="22" meta:word-count="38" meta:character-count="308" meta:non-whitespace-character-count="236"/>
  </office:meta>
</office:document-meta>
</file>